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8a2f" officeooo:paragraph-rsid="00048a2f"/>
    </style:style>
    <style:style style:name="P2" style:family="paragraph" style:parent-style-name="Standard">
      <style:text-properties fo:font-weight="bold" officeooo:rsid="000571bd" officeooo:paragraph-rsid="000571bd" style:font-weight-asian="bold" style:font-weight-complex="bold"/>
    </style:style>
    <style:style style:name="P3" style:family="paragraph" style:parent-style-name="Standard">
      <style:text-properties fo:font-weight="bold" officeooo:rsid="00048a2f" officeooo:paragraph-rsid="00048a2f" style:font-weight-asian="bold" style:font-weight-complex="bold"/>
    </style:style>
    <style:style style:name="P4" style:family="paragraph" style:parent-style-name="Standard">
      <style:text-properties fo:font-weight="normal" officeooo:rsid="000571bd" officeooo:paragraph-rsid="000571bd" style:font-weight-asian="normal" style:font-weight-complex="normal"/>
    </style:style>
    <style:style style:name="P5" style:family="paragraph" style:parent-style-name="Standard">
      <style:text-properties fo:font-weight="normal" officeooo:rsid="00060bd6" officeooo:paragraph-rsid="00060bd6" style:font-weight-asian="normal" style:font-weight-complex="normal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0571bd" officeooo:paragraph-rsid="000571bd" style:font-weight-asian="normal" style:font-weight-complex="normal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060bd6" officeooo:paragraph-rsid="00060bd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0bd6"/>
    </style:style>
    <style:style style:name="T3" style:family="text">
      <style:text-properties fo:font-variant="normal" fo:text-transform="none" fo:color="#005999" style:text-line-through-style="none" style:text-line-through-type="none" style:font-name="Arial" fo:font-size="8.35000038146973pt" fo:letter-spacing="normal" fo:font-style="normal" style:text-underline-style="none" style:text-blinking="false" loext:padding="0in" loext:border="none"/>
    </style:style>
    <style:style style:name="T4" style:family="text">
      <style:text-properties officeooo:rsid="000687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Notes app</text:p>
      <text:p text:style-name="P1"/>
      <text:p text:style-name="P1">There are a number of problems with this application that need to be fixed. </text:p>
      <text:p text:style-name="P1"/>
      <text:p text:style-name="P2">Login </text:p>
      <text:p text:style-name="P2"/>
      <text:p text:style-name="P4">1) The layout needs attention – <text:span text:style-name="T2">clean this up as you would expect a simple login form to look. </text:span></text:p>
      <text:p text:style-name="P4">2) Password text is not hidden</text:p>
      <text:p text:style-name="P4">3) Basic validation does not work i.e. empty fields or bad credentials</text:p>
      <text:p text:style-name="P4"/>
      <text:p text:style-name="P2">Available Notes</text:p>
      <text:p text:style-name="P2"/>
      <text:p text:style-name="P4">1) This should render all available notes for the user available on the server.</text:p>
      <text:p text:style-name="P4">2) Should be able to click on a note and for it to load within the ‘edit note’ panel inputs fully populated. </text:p>
      <text:p text:style-name="P4"/>
      <text:p text:style-name="P2">Save/Editing a new note</text:p>
      <text:p text:style-name="P2"/>
      <text:p text:style-name="P4">1) Saving/Updating a new note should be stored at the server and available in the list of available notes.</text:p>
      <text:p text:style-name="P4">2) Cancel button should remove any selected note in edit view, ‘No note selected’ should be present within this panel.</text:p>
      <text:p text:style-name="P4">3) Validation on the fields must be present – apply simple validation. </text:p>
      <text:p text:style-name="P4"/>
      <text:p text:style-name="P4"><text:s/><text:span text:style-name="T1">Logout </text:span></text:p>
      <text:p text:style-name="P4">1) should remove any authentication and send the user back to the login screen.</text:p>
      <text:p text:style-name="P4"/>
      <text:p text:style-name="P2">Page refresh</text:p>
      <text:p text:style-name="P4"/>
      <text:p text:style-name="P4">If the user is logged, when the page is refreshed the user must be remain on their notes view, not redirected to login. </text:p>
      <text:p text:style-name="P6"><text:s/></text:p>
      <text:p text:style-name="P4"/>
      <text:p text:style-name="P4">This test requires you to amend the frontend and backend code. </text:p>
      <text:p text:style-name="P4"/>
      <text:p text:style-name="P4">You do NOT need to use a database, <text:span text:style-name="T2">just </text:span>store objects in memory. </text:p>
      <text:p text:style-name="P4"/>
      <text:p text:style-name="P5">You are not required to change code in the backend ‘security’ package. </text:p>
      <text:p text:style-name="P5"/>
      <text:p text:style-name="P5">Frontend look and feel does not need to look pretty! Just needs to need sensible for the purpose of this test. </text:p>
      <text:p text:style-name="P5"/>
      <text:p text:style-name="P5">Do not spend more than 2 hours working on this, should you go over – report your <text:span text:style-name="T4">finding and</text:span> recommendations.</text:p>
      <text:p text:style-name="P5"/>
      <text:p text:style-name="P7"/>
      <text:p text:style-name="P5"/>
      <text:p text:style-name="P5">GIT link: </text:p>
      <text:p text:style-name="P5"/>
      <text:p text:style-name="P5">https://jchauvet@bitbucket.org/agencybenchmarks/devtest.git </text:p>
      <text:p text:style-name="P5"/>
      <text:p text:style-name="P4"><text:soft-page-break/>The application is build using SpringBoot, run the application in Intellij Community edition (see main method in Application class) </text:p>
      <text:p text:style-name="P4"/>
      <text:p text:style-name="P5">You can setting LiveReload on intellij following this link:</text:p>
      <text:p text:style-name="P5"><text:a xlink:type="simple" xlink:href="http://patrickgrimard.com/2016/01/18/spring-boot-devtools-first-look/" text:style-name="Internet_20_link" text:visited-style-name="Visited_20_Internet_20_Link">http://patrickgrimard.com/2016/01/18/spring-boot-devtools-first-look/</text:a><text:span text:style-name="T3"> </text:span></text:p>
      <text:p text:style-name="P5"><text:span text:style-name="T3">Source: </text:span><text:a xlink:type="simple" xlink:href="http://stackoverflow.com/questions/33869606/intellij-15-springboot-devtools-livereload-not-working" text:style-name="Internet_20_link" text:visited-style-name="Visited_20_Internet_20_Link">http://stackoverflow.com/questions/33869606/intellij-15-springboot-devtools-livereload-not-working</text:a><text:span text:style-name="T3"> </text:span></text:p>
      <text:p text:style-name="P5"><text:span text:style-name="T3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33:52.273530000</meta:creation-date>
    <dc:date>2016-11-16T18:12:00.829066000</dc:date>
    <meta:editing-duration>PT1M44S</meta:editing-duration>
    <meta:editing-cycles>1</meta:editing-cycles>
    <meta:document-statistic meta:table-count="0" meta:image-count="0" meta:object-count="0" meta:page-count="2" meta:paragraph-count="29" meta:word-count="296" meta:character-count="1887" meta:non-whitespace-character-count="1598"/>
    <meta:generator>LibreOffice/5.2.0.4$MacOSX_X86_64 LibreOffice_project/066b007f5ebcc236395c7d282ba488bca6720265</meta:generator>
  </office:meta>
</office:document-meta>
</file>